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standard">
      <style:graphic-properties draw:textarea-horizontal-align="justify" draw:textarea-vertical-align="middle" draw:auto-grow-height="false" fo:min-height="0.661cm" fo:min-width="8.02cm"/>
    </style:style>
    <style:style style:name="gr3" style:family="graphic" style:parent-style-name="standard">
      <style:graphic-properties draw:textarea-horizontal-align="justify" draw:textarea-vertical-align="middle" draw:auto-grow-height="false" fo:min-height="1.11cm" fo:min-width="5cm"/>
    </style:style>
    <style:style style:name="gr4" style:family="graphic" style:parent-style-name="standard">
      <style:graphic-properties draw:textarea-horizontal-align="justify" draw:textarea-vertical-align="middle" draw:auto-grow-height="false" fo:min-height="0.434cm" fo:min-width="0.398cm"/>
    </style:style>
    <style:style style:name="gr5" style:family="graphic" style:parent-style-name="standard">
      <style:graphic-properties draw:textarea-horizontal-align="justify" draw:textarea-vertical-align="middle" draw:auto-grow-height="false" fo:min-height="0.433cm" fo:min-width="0.399cm"/>
    </style:style>
    <style:style style:name="gr6" style:family="graphic" style:parent-style-name="standard">
      <style:graphic-properties draw:textarea-horizontal-align="justify" draw:textarea-vertical-align="middle" draw:auto-grow-height="false" fo:min-height="0.911cm" fo:min-width="4.171cm"/>
    </style:style>
    <style:style style:name="gr7" style:family="graphic" style:parent-style-name="standard">
      <style:graphic-properties draw:textarea-horizontal-align="justify" draw:textarea-vertical-align="middle" draw:auto-grow-height="false" fo:min-height="1.384cm" fo:min-width="6.071cm"/>
    </style:style>
    <style:style style:name="gr8" style:family="graphic" style:parent-style-name="standard">
      <style:graphic-properties draw:textarea-horizontal-align="justify" draw:textarea-vertical-align="middle" draw:auto-grow-height="false" fo:min-height="0.434cm" fo:min-width="0.399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1.037cm" fo:min-width="3.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212cm" fo:min-width="5.371cm"/>
    </style:style>
    <style:style style:name="gr13" style:family="graphic" style:parent-style-name="standard">
      <style:graphic-properties draw:textarea-horizontal-align="justify" draw:textarea-vertical-align="middle" draw:auto-grow-height="false" fo:min-height="0.412cm" fo:min-width="0.398cm"/>
    </style:style>
    <style:style style:name="gr14" style:family="graphic" style:parent-style-name="standard">
      <style:graphic-properties draw:textarea-horizontal-align="justify" draw:textarea-vertical-align="middle" draw:auto-grow-height="false" fo:min-height="0.491cm" fo:min-width="0.398cm"/>
    </style:style>
    <style:style style:name="gr15" style:family="graphic" style:parent-style-name="standard">
      <style:graphic-properties draw:fill-color="#72bf44" draw:textarea-horizontal-align="justify" draw:textarea-vertical-align="middle" draw:auto-grow-height="false" fo:min-height="1.036cm" fo:min-width="3.341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fill-color="#fff685" draw:textarea-horizontal-align="justify" draw:textarea-vertical-align="middle" draw:auto-grow-height="false" fo:min-height="5.949cm" fo:min-width="6.867cm"/>
    </style:style>
    <style:style style:name="gr18" style:family="graphic" style:parent-style-name="standard">
      <style:graphic-properties draw:textarea-horizontal-align="justify" draw:textarea-vertical-align="middle" draw:auto-grow-height="false" fo:min-height="1.851cm" fo:min-width="4.374cm"/>
    </style:style>
    <style:style style:name="gr19" style:family="graphic" style:parent-style-name="standard">
      <style:graphic-properties draw:textarea-horizontal-align="justify" draw:textarea-vertical-align="middle" draw:auto-grow-height="false" fo:min-height="0.49cm" fo:min-width="0.398cm"/>
    </style:style>
    <style:style style:name="gr20" style:family="graphic" style:parent-style-name="standard">
      <style:graphic-properties draw:fill-color="#e0efd4" draw:textarea-horizontal-align="justify" draw:textarea-vertical-align="middle" draw:auto-grow-height="false" fo:min-height="1.915cm" fo:min-width="7.874cm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2.8cm"/>
    </style:style>
    <style:style style:name="gr22" style:family="graphic" style:parent-style-name="standard">
      <style:graphic-properties draw:fill-color="#87d1d1" draw:textarea-horizontal-align="justify" draw:textarea-vertical-align="middle" draw:auto-grow-height="false" fo:min-height="3.27cm" fo:min-width="3.6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loext:graphic-properties draw:fill-color="#87d1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cm" svg:height="6.221cm" svg:x="1cm" svg:y="1cm">
          <draw:text-box>
            <text:p>1,- Chequear si en alguna hora hay un solo usuario.</text:p>
            <text:p><text:tab/>-Si un usuario va solo ==&gt; Conduce</text:p>
            <text:p><text:tab/>-Si un usuario conduce a la ida, conduce a la salida</text:p>
            <text:p/>
            <text:p>Una vez chequeada la semana y no hay o no quedan usuarios solos en una hora. Se comienza en orden día y hora a chequear las horas en las que hubiera mas de un usuario.</text:p>
            <text:p/>
            <text:p>El algoritmo podría ser el siguiente:</text:p>
            <text:p/>
          </draw:text-box>
        </draw:frame>
      </draw:page>
      <draw:page draw:name="page2" draw:style-name="dp1" draw:master-page-name="Predeterminado">
        <draw:custom-shape draw:style-name="gr2" draw:text-style-name="P2" xml:id="id1" draw:id="id1" draw:layer="layout" svg:width="8.52cm" svg:height="0.911cm" svg:x="2.5cm" svg:y="1cm">
          <text:p text:style-name="P2">Mas de un usuario por hora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1cm" svg:height="2.719cm" svg:x="1.4cm" svg:y="2.481cm">
          <text:p text:style-name="P2">¿Todos los </text:p>
          <text:p text:style-name="P2">usuarios de la hora han conducido </text:p>
          <text:p text:style-name="P2">el mismo n.º de vec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0.898cm" svg:height="0.684cm" svg:x="11.5cm" svg:y="5.6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0.899cm" svg:height="0.683cm" svg:x="14.601cm" svg:y="3.135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9.341cm" svg:height="2.321cm" svg:x="18.4cm" svg:y="12.335cm">
          <text:p text:style-name="P2">¿Queda mas de un usuari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0.899cm" svg:height="0.683cm" svg:x="22.5cm" svg:y="5.552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13.141cm" svg:height="3.266cm" svg:x="16.359cm" svg:y="7.169cm">
          <text:p text:style-name="P2">¿Alguno de los</text:p>
          <text:p text:style-name="P2"><text:s/>usuarios que han conducido menos </text:p>
          <text:p text:style-name="P2">veces, no tiene coche</text:p>
          <text:p text:style-name="P2"><text:s/>ni a la entrada ni </text:p>
          <text:p text:style-name="P2">a la salid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8" draw:id="id8" draw:layer="layout" svg:width="0.899cm" svg:height="0.684cm" svg:x="22.5cm" svg:y="11.051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1" draw:id="id21" draw:layer="layout" svg:width="3.978cm" svg:height="1.425cm" svg:x="24.8cm" svg:y="16.3cm">
          <text:p text:style-name="P2">Condu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xml:id="id11" draw:id="id11" draw:layer="layout" draw:type="line" svg:x1="6.76cm" svg:y1="1.911cm" svg:x2="6.76cm" svg:y2="1.911cm" draw:start-shape="id1" draw:start-glue-point="2" draw:end-shape="id1" draw:end-glue-point="2" svg:d="M6760 1911z" svg:viewBox="0 0 1 1">
          <text:p/>
        </draw:connector>
        <draw:connector draw:style-name="gr11" draw:text-style-name="P4" draw:layer="layout" draw:type="line" svg:x1="12.4cm" svg:y1="3.84cm" svg:x2="14.601cm" svg:y2="3.476cm" draw:start-shape="id2" draw:start-glue-point="7" draw:end-shape="id3" draw:end-glue-point="3" svg:d="M12400 3840l2201-364" svg:viewBox="0 0 2202 365">
          <text:p/>
        </draw:connector>
        <draw:connector draw:style-name="gr11" draw:text-style-name="P4" draw:layer="layout" draw:type="line" svg:x1="6.9cm" svg:y1="5.2cm" svg:x2="11.949cm" svg:y2="5.6cm" draw:start-shape="id2" draw:start-glue-point="6" draw:end-shape="id4" draw:end-glue-point="0" svg:d="M6900 5200l5049 400" svg:viewBox="0 0 5050 401">
          <text:p/>
        </draw:connector>
        <draw:custom-shape draw:style-name="gr12" draw:text-style-name="P2" xml:id="id5" draw:id="id5" draw:layer="layout" svg:width="11.741cm" svg:height="2.924cm" svg:x="17.159cm" svg:y="1.835cm">
          <text:p text:style-name="P2">¿Hay un único</text:p>
          <text:p text:style-name="P2"><text:s/>usuario que ha conducido un </text:p>
          <text:p text:style-name="P2">menor n.º de vec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8" draw:id="id18" draw:layer="layout" svg:width="0.898cm" svg:height="0.684cm" svg:x="26.702cm" svg:y="4.9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line" svg:x1="23.03cm" svg:y1="4.759cm" svg:x2="22.949cm" svg:y2="5.552cm" draw:start-shape="id5" draw:start-glue-point="6" draw:end-shape="id6" draw:end-glue-point="0" svg:d="M23030 4759l-81 793" svg:viewBox="0 0 82 794">
          <text:p/>
        </draw:connector>
        <draw:connector draw:style-name="gr11" draw:text-style-name="P4" draw:layer="layout" draw:type="line" svg:x1="22.93cm" svg:y1="10.435cm" svg:x2="22.949cm" svg:y2="11.051cm" draw:start-shape="id7" draw:start-glue-point="6" draw:end-shape="id8" draw:end-glue-point="0" svg:d="M22930 10435l19 616" svg:viewBox="0 0 20 617">
          <text:p/>
        </draw:connector>
        <draw:custom-shape draw:style-name="gr13" draw:text-style-name="P2" xml:id="id20" draw:id="id20" draw:layer="layout" svg:width="0.898cm" svg:height="0.662cm" svg:x="27.6cm" svg:y="14.538cm">
          <text:p text:style-name="P2">No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22.949cm" svg:y1="11.735cm" svg:x2="23.071cm" svg:y2="12.335cm" draw:start-shape="id8" draw:start-glue-point="2" draw:end-shape="id9" draw:end-glue-point="4" svg:d="M22949 11735l122 600" svg:viewBox="0 0 123 601">
          <text:p/>
        </draw:connector>
        <draw:custom-shape draw:style-name="gr4" draw:text-style-name="P2" xml:id="id13" draw:id="id13" draw:layer="layout" svg:width="0.898cm" svg:height="0.684cm" svg:x="17.002cm" svg:y="9.9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14" draw:text-style-name="P2" xml:id="id10" draw:id="id10" draw:layer="layout" svg:width="0.898cm" svg:height="0.741cm" svg:x="17.2cm" svg:y="11.6cm">
          <text:p text:style-name="P2">Si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22.949cm" svg:y1="6.235cm" svg:x2="22.93cm" svg:y2="7.169cm" draw:start-shape="id6" draw:start-glue-point="2" draw:end-shape="id7" draw:end-glue-point="4" svg:d="M22949 6235l-19 934" svg:viewBox="0 0 20 935">
          <text:p/>
        </draw:connector>
        <draw:custom-shape draw:style-name="gr15" draw:text-style-name="P3" xml:id="id19" draw:id="id19" draw:layer="layout" svg:width="3.979cm" svg:height="1.424cm" svg:x="25.1cm" svg:y="6.014cm">
          <text:p text:style-name="P2">Condu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line" svg:x1="18.4cm" svg:y1="13.496cm" svg:x2="18.098cm" svg:y2="11.97cm" draw:start-shape="id9" draw:start-glue-point="5" draw:end-shape="id10" draw:end-glue-point="1" svg:d="M18400 13496l-302-1526" svg:viewBox="0 0 303 1527">
          <text:p/>
        </draw:connector>
        <draw:connector draw:style-name="gr16" draw:text-style-name="P4" draw:layer="layout" svg:x1="15.5cm" svg:y1="3.476cm" svg:x2="23.03cm" svg:y2="1.835cm" draw:start-shape="id3" draw:start-glue-point="1" draw:end-shape="id5" draw:end-glue-point="4" svg:d="M15500 3476h829v-2142h6701v501" svg:viewBox="0 0 7531 2143">
          <text:p/>
        </draw:connector>
        <draw:connector draw:style-name="gr10" draw:text-style-name="P4" draw:layer="layout" svg:x1="6.76cm" svg:y1="1.911cm" svg:x2="6.9cm" svg:y2="2.481cm" draw:start-shape="id11" draw:start-glue-point="0" draw:end-shape="id2" draw:end-glue-point="4" svg:d="M6760 1911h140v570" svg:viewBox="0 0 141 571">
          <text:p/>
        </draw:connector>
        <draw:custom-shape draw:style-name="gr17" draw:text-style-name="P5" xml:id="id12" draw:id="id12" draw:layer="layout" svg:width="8.037cm" svg:height="6.869cm" svg:x="7.863cm" svg:y="7.6cm">
          <text:p text:style-name="P2">Se pasa a evaluar la </text:p>
          <text:p text:style-name="P2">siguiente hora.</text:p>
          <text:p text:style-name="P2">Hasta que finalice la </text:p>
          <text:p text:style-name="P2">semana.</text:p>
          <text:p text:style-name="P2">Se pasa una segunda vez </text:p>
          <text:p text:style-name="P2">el algoritmo 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11.949cm" svg:y1="6.284cm" svg:x2="11.881cm" svg:y2="7.6cm" draw:start-shape="id4" draw:start-glue-point="2" draw:end-shape="id12" draw:end-glue-point="0" svg:d="M11949 6284v658h-68v658" svg:viewBox="0 0 69 1317">
          <text:p/>
        </draw:connector>
        <draw:connector draw:style-name="gr10" draw:text-style-name="P4" draw:layer="layout" svg:x1="17.002cm" svg:y1="10.242cm" svg:x2="15.9cm" svg:y2="11.034cm" draw:start-shape="id13" draw:start-glue-point="3" draw:end-shape="id12" svg:d="M17002 10242h-551v792h-551" svg:viewBox="0 0 1103 793">
          <text:p/>
        </draw:connector>
        <draw:connector draw:style-name="gr10" draw:text-style-name="P4" draw:layer="layout" svg:x1="17.2cm" svg:y1="11.97cm" svg:x2="15.9cm" svg:y2="11.034cm" draw:start-shape="id10" draw:start-glue-point="3" draw:end-shape="id12" draw:end-glue-point="1" svg:d="M17200 11970h-650v-936h-650" svg:viewBox="0 0 1301 937">
          <text:p/>
        </draw:connector>
        <draw:custom-shape draw:style-name="gr18" draw:text-style-name="P2" xml:id="id14" draw:id="id14" draw:layer="layout" svg:width="9.746cm" svg:height="4.201cm" svg:x="7cm" svg:y="15.799cm">
          <text:p text:style-name="P2">¿En la ultima </text:p>
          <text:p text:style-name="P2">pasada, ha disminuido </text:p>
          <text:p text:style-name="P2">el n.º de horas por </text:p>
          <text:p text:style-name="P2">asignar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11.881cm" svg:y1="14.469cm" svg:x2="11.873cm" svg:y2="15.799cm" draw:start-shape="id12" draw:start-glue-point="2" draw:end-shape="id14" draw:end-glue-point="4" svg:d="M11881 14469v665h-8v665" svg:viewBox="0 0 9 1331">
          <text:p/>
        </draw:connector>
        <draw:custom-shape draw:style-name="gr19" draw:text-style-name="P2" xml:id="id15" draw:id="id15" draw:layer="layout" svg:width="0.898cm" svg:height="0.74cm" svg:x="5.002cm" svg:y="13.3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7cm" svg:y1="17.9cm" svg:x2="5.9cm" svg:y2="13.67cm" draw:start-shape="id14" draw:start-glue-point="5" draw:end-shape="id15" draw:end-glue-point="1" svg:d="M7000 17900h-550v-4230h-550" svg:viewBox="0 0 1101 4231">
          <text:p/>
        </draw:connector>
        <draw:custom-shape draw:style-name="gr5" draw:text-style-name="P2" xml:id="id16" draw:id="id16" draw:layer="layout" svg:width="0.899cm" svg:height="0.683cm" svg:x="18.2cm" svg:y="18.552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20" draw:text-style-name="P6" xml:id="id17" draw:id="id17" draw:layer="layout" svg:width="8.374cm" svg:height="2.165cm" svg:x="20.726cm" svg:y="17.835cm">
          <text:p text:style-name="P2">Se elige un conductor al azar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9.099cm" svg:y1="18.893cm" svg:x2="20.726cm" svg:y2="18.917cm" draw:start-shape="id16" draw:start-glue-point="1" draw:end-shape="id17" draw:end-glue-point="3" svg:d="M19099 18893h813v24h814" svg:viewBox="0 0 1628 25">
          <text:p/>
        </draw:connector>
        <draw:connector draw:style-name="gr10" draw:text-style-name="P4" draw:layer="layout" svg:x1="27.151cm" svg:y1="5.584cm" svg:x2="27.089cm" svg:y2="6.014cm" draw:start-shape="id18" draw:start-glue-point="2" draw:end-shape="id19" draw:end-glue-point="0" svg:d="M27151 5584v215h-62v215" svg:viewBox="0 0 63 431">
          <text:p/>
        </draw:connector>
        <draw:connector draw:style-name="gr10" draw:text-style-name="P4" draw:layer="layout" svg:x1="28.049cm" svg:y1="15.2cm" svg:x2="26.789cm" svg:y2="16.3cm" draw:start-shape="id20" draw:start-glue-point="2" draw:end-shape="id21" svg:d="M28049 15200v550h-1260v550" svg:viewBox="0 0 1261 1101">
          <text:p/>
        </draw:connector>
        <draw:custom-shape draw:style-name="gr21" draw:text-style-name="P2" xml:id="id22" draw:id="id22" draw:layer="layout" svg:width="6.6cm" svg:height="2.8cm" svg:x="1cm" svg:y="9.2cm">
          <text:p text:style-name="P2">¿El n.º de horas por </text:p>
          <text:p text:style-name="P2">Asignar = 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svg:x1="28.9cm" svg:y1="3.297cm" svg:x2="27.6cm" svg:y2="5.242cm" draw:start-shape="id5" draw:start-glue-point="7" draw:end-shape="id18" draw:end-glue-point="1" svg:d="M28900 3297h501v1945h-1801" svg:viewBox="0 0 1802 1946">
          <text:p/>
        </draw:connector>
        <draw:connector draw:style-name="gr11" draw:text-style-name="P4" draw:layer="layout" svg:x1="16.746cm" svg:y1="17.9cm" svg:x2="18.2cm" svg:y2="18.893cm" draw:start-shape="id14" draw:start-glue-point="7" draw:end-shape="id16" draw:end-glue-point="3" svg:d="M16746 17900h727v993h727" svg:viewBox="0 0 1455 994">
          <text:p/>
        </draw:connector>
        <draw:custom-shape draw:style-name="gr19" draw:text-style-name="P2" xml:id="id24" draw:id="id24" draw:layer="layout" svg:width="0.898cm" svg:height="0.74cm" svg:x="2.6cm" svg:y="14.4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3" draw:id="id23" draw:layer="layout" svg:width="0.899cm" svg:height="0.683cm" svg:x="3.901cm" svg:y="7.817cm">
          <text:p text:style-name="P2">No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5.451cm" svg:y1="13.3cm" svg:x2="4.3cm" svg:y2="12cm" draw:start-shape="id15" draw:start-glue-point="0" draw:end-shape="id22" draw:end-glue-point="6" svg:d="M5451 13300v-649h-1151v-651" svg:viewBox="0 0 1152 1301">
          <text:p/>
        </draw:connector>
        <draw:connector draw:style-name="gr11" draw:text-style-name="P4" draw:layer="layout" svg:x1="4.3cm" svg:y1="9.2cm" svg:x2="4.35cm" svg:y2="8.5cm" draw:start-shape="id22" draw:start-glue-point="4" draw:end-shape="id23" draw:end-glue-point="2" svg:d="M4300 9200v-350h50v-350" svg:viewBox="0 0 51 701">
          <text:p/>
        </draw:connector>
        <draw:connector draw:style-name="gr10" draw:text-style-name="P4" draw:layer="layout" svg:x1="3.901cm" svg:y1="8.158cm" svg:x2="1.4cm" svg:y2="3.84cm" draw:start-shape="id23" draw:start-glue-point="3" draw:end-shape="id2" draw:end-glue-point="5" svg:d="M3901 8158h-3002v-4318h501" svg:viewBox="0 0 3003 4319">
          <text:p/>
        </draw:connector>
        <draw:custom-shape draw:style-name="gr22" draw:text-style-name="P7" xml:id="id25" draw:id="id25" draw:layer="layout" svg:width="4.5cm" svg:height="3.9cm" svg:x="1cm" svg:y="15.7cm">
          <text:p text:style-name="P2">Finaliza el </text:p>
          <text:p text:style-name="P2">progra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1cm" svg:y1="10.6cm" svg:x2="3.049cm" svg:y2="14.4cm" draw:start-shape="id22" draw:start-glue-point="5" draw:end-shape="id24" draw:end-glue-point="0" svg:d="M1000 10600h-501v2601h2550v1199" svg:viewBox="0 0 2551 3801">
          <text:p/>
        </draw:connector>
        <draw:connector draw:style-name="gr10" draw:text-style-name="P4" draw:layer="layout" svg:x1="3.049cm" svg:y1="15.14cm" svg:x2="3.25cm" svg:y2="15.7cm" draw:start-shape="id24" draw:start-glue-point="2" draw:end-shape="id25" draw:end-glue-point="0" svg:d="M3049 15140v280h201v280" svg:viewBox="0 0 202 561">
          <text:p/>
        </draw:connector>
        <draw:connector draw:style-name="gr11" draw:text-style-name="P4" draw:layer="layout" svg:x1="27.741cm" svg:y1="13.496cm" svg:x2="28.049cm" svg:y2="14.538cm" draw:start-shape="id9" draw:start-glue-point="7" draw:end-shape="id20" draw:end-glue-point="0" svg:d="M27741 13496h308v1042" svg:viewBox="0 0 309 1043">
          <text:p/>
        </draw:connector>
        <draw:connector draw:style-name="gr11" draw:text-style-name="P4" draw:layer="layout" draw:type="line" svg:x1="16.359cm" svg:y1="8.802cm" svg:x2="17.451cm" svg:y2="9.9cm" draw:start-shape="id7" draw:start-glue-point="5" draw:end-shape="id13" draw:end-glue-point="0" svg:d="M16359 8802l1092 1098" svg:viewBox="0 0 1093 10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42:56.685275833</meta:creation-date>
    <dc:date>2019-03-06T20:41:24.116933245</dc:date>
    <meta:editing-duration>PT6M40S</meta:editing-duration>
    <meta:editing-cycles>3</meta:editing-cycles>
    <meta:generator>LibreOffice/6.0.6.2$Linux_X86_64 LibreOffice_project/00m0$Build-2</meta:generator>
    <meta:document-statistic meta:object-count="52"/>
  </office:meta>
</office:document-meta>
</file>